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rac>
        <mtext>d</mtext>
        <mrow>
          <mtext>d</mtext>
          <mi>t</mi>
        </mrow>
      </mfrac>
      <mfenced open="(" close=")">
        <mrow>
          <msubsup>
            <mi>P</mi>
            <mi>V</mi>
            <mrow>
              <mo stretchy="false">(</mo>
              <mrow>
                <mtext>mech</mtext>
              </mrow>
              <mo stretchy="false">)</mo>
            </mrow>
          </msubsup>
          <mrow>
            <mi/>
            <mo stretchy="false">+</mo>
            <mi/>
          </mrow>
          <msubsup>
            <mi>P</mi>
            <mi>V</mi>
            <mrow>
              <mo stretchy="false">(</mo>
              <mrow>
                <mtext>Feld</mtext>
              </mrow>
              <mo stretchy="false">)</mo>
            </mrow>
          </msubsup>
        </mrow>
      </mfenced>
      <mrow>
        <mi/>
        <mo stretchy="false">=</mo>
        <mi/>
      </mrow>
      <mrow>
        <munder>
          <mo stretchy="false">∫</mo>
          <mrow>
            <mi>S</mi>
            <mrow>
              <mo stretchy="false">(</mo>
              <mrow>
                <mi>V</mi>
              </mrow>
              <mo stretchy="false">)</mo>
            </mrow>
          </mrow>
        </munder>
        <mtext>d</mtext>
      </mrow>
      <mi>f</mi>
      <mrow>
        <munderover>
          <mo stretchy="false">∑</mo>
          <mrow>
            <mrow>
              <mi>j</mi>
              <mo stretchy="false">=</mo>
              <mn>1</mn>
            </mrow>
          </mrow>
          <mn>3</mn>
        </munderover>
        <msub>
          <mi>T</mi>
          <mrow>
            <mi>i</mi>
            <mi>j</mi>
          </mrow>
        </msub>
      </mrow>
      <msub>
        <mi>n</mi>
        <mi>j</mi>
      </msub>
    </mrow>
    <annotation encoding="StarMath 5.0">"d" over {"d" t} left ( P ^("mech")_V `+` P^("Feld")_V right )  `=` int from {S(V)} "d" f sum from {j=1} to 3 T_{i j} n_j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5T17:51:51.070000000</meta:creation-date>
    <meta:generator>LibreOffice/4.1.4.2$Windows_x86 LibreOffice_project/0a0440ccc0227ad9829de5f46be37cfb6edcf72</meta:generator>
  </office:meta>
</office:document-meta>
</file>